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imbing</text:p>
      <text:p text:style-name="Standard"/>
      <text:p text:style-name="Standard">Climbing allows players to scale otherwise impenetrable obstacles including terrain. All players can <text:s/>climb small slopes to begin with, but up to a certain grade. Learning the climbing base skill involves talking to an instructor and requesting to learn the skill. Once learned, simply performing the action increases the skill and thus increases the efficiency and angle of obtacle that can be climbed. At abseiler level, the player can climb and descent ropes. At instuctor level a player is skilled enough to scale vertical rough areas, navigate clefts and chimneys, abseil and rappel almost any surface and can instruct others in the art of climbing. At artificer level (highest) they are able to scale cliffs without ropes, and can construct the specialty equipment needed for climbing, such as ropes, caribener, prusiks and bo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95$Win32 OpenOffice.org_project/680m95$Build-8900</meta:generator>
    <meta:initial-creator>Tim St.Clair</meta:initial-creator>
    <meta:creation-date>2005-04-25T11:29:59</meta:creation-date>
    <dc:creator>Tim St.Clair</dc:creator>
    <dc:date>2005-04-25T11:47:51</dc:date>
    <dc:language>en-AU</dc:language>
    <meta:editing-cycles>2</meta:editing-cycles>
    <meta:editing-duration>PT17M52S</meta:editing-duration>
    <meta:user-defined meta:name="Info 1"/>
    <meta:user-defined meta:name="Info 2"/>
    <meta:user-defined meta:name="Info 3"/>
    <meta:user-defined meta:name="Info 4"/>
    <meta:document-statistic meta:table-count="0" meta:image-count="0" meta:object-count="0" meta:page-count="1" meta:paragraph-count="2" meta:word-count="134" meta:character-count="844"/>
  </office:meta>
</office:document-meta>
</file>